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6cm"/>
    </style:style>
    <style:style style:name="co2" style:family="table-column">
      <style:table-column-properties fo:break-before="auto" style:column-width="15.305cm"/>
    </style:style>
    <style:style style:name="co3" style:family="table-column">
      <style:table-column-properties fo:break-before="auto" style:column-width="2.14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ganis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71856D8-B197-48C2-861F-496DAC5CA2BE</text:p>
          </table:table-cell>
          <table:table-cell office:value-type="string" calcext:value-type="string">
            <text:p>W. N. Lindsay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9969BEB-6E39-403E-B11C-2519A2EF34FE</text:p>
          </table:table-cell>
          <table:table-cell office:value-type="string" calcext:value-type="string">
            <text:p>INRIA Renn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D6A90A7-70D8-40E6-B6A8-E38EB913E910</text:p>
          </table:table-cell>
          <table:table-cell office:value-type="string" calcext:value-type="string">
            <text:p>Aylesford Newsprint Service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E8853921-D080-4995-85D6-6A2562CEA5B9</text:p>
          </table:table-cell>
          <table:table-cell office:value-type="string" calcext:value-type="string">
            <text:p>JGP Perr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DE8997E-D488-4A06-8120-FA00FB35E63F</text:p>
          </table:table-cell>
          <table:table-cell office:value-type="string" calcext:value-type="string">
            <text:p>VU University Medical Cen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9A89455-49F1-4691-A532-5C484FC60625</text:p>
          </table:table-cell>
          <table:table-cell office:value-type="string" calcext:value-type="string">
            <text:p>RHK INNOVATION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60361F9B-6E8D-4DC5-BBB5-64C937148BEA</text:p>
          </table:table-cell>
          <table:table-cell office:value-type="string" calcext:value-type="string">
            <text:p>Internew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A491DECE-0376-4404-BB59-DA08F136D524</text:p>
          </table:table-cell>
          <table:table-cell office:value-type="string" calcext:value-type="string">
            <text:p>TwistDx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2FD412A-CC9B-4C12-9737-C58D0FD8F254</text:p>
          </table:table-cell>
          <table:table-cell office:value-type="string" calcext:value-type="string">
            <text:p>Inst of Molecular Cell &amp; Systems Bi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EB87FCA2-6899-40A9-87BD-08572E6F038D</text:p>
          </table:table-cell>
          <table:table-cell office:value-type="string" calcext:value-type="string">
            <text:p>Spooner Industrie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95FD9A96-4616-47A1-BC1D-F2549D340F7E</text:p>
          </table:table-cell>
          <table:table-cell office:value-type="string" calcext:value-type="string">
            <text:p>Motor Neurone Disease Associ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BF08D233-DF92-498D-B97A-79756BC3E828</text:p>
          </table:table-cell>
          <table:table-cell office:value-type="string" calcext:value-type="string">
            <text:p>State Science Centre of Russian Federation Institute of Theoretical and Experimental Physic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CB52544-2ABC-4174-8B43-0C4348296E54</text:p>
          </table:table-cell>
          <table:table-cell office:value-type="string" calcext:value-type="string">
            <text:p>MEL Chemicals China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E0D8E03C-F975-4F29-8155-5471219E0775</text:p>
          </table:table-cell>
          <table:table-cell office:value-type="string" calcext:value-type="string">
            <text:p>Sistemic Scotland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7C5DBF9-E947-4308-BE77-974DEE3501D7</text:p>
          </table:table-cell>
          <table:table-cell office:value-type="string" calcext:value-type="string">
            <text:p>Microwave International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FDC7C69-BE5B-45D0-9314-07389EA422C8</text:p>
          </table:table-cell>
          <table:table-cell office:value-type="string" calcext:value-type="string">
            <text:p>Myrtle Software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7A15F0F-2BCE-4A60-B489-A2B254BA8764</text:p>
          </table:table-cell>
          <table:table-cell office:value-type="string" calcext:value-type="string">
            <text:p>Applied Photophysics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03E8643F-8D31-4793-A765-A80E4F53630B</text:p>
          </table:table-cell>
          <table:table-cell office:value-type="string" calcext:value-type="string">
            <text:p>Motion Analysis Research 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http://www.motionanalysis.com/</text:p>
          </table:table-cell>
        </table:table-row>
        <table:table-row table:style-name="ro1">
          <table:table-cell office:value-type="string" calcext:value-type="string">
            <text:p>1546B589-91ED-443C-AB17-68374CC3C3C5</text:p>
          </table:table-cell>
          <table:table-cell office:value-type="string" calcext:value-type="string">
            <text:p>MBI (Wales)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E6B639A-8550-4C77-AAE9-177BE8CBFB74</text:p>
          </table:table-cell>
          <table:table-cell office:value-type="string" calcext:value-type="string">
            <text:p>NER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0807FFB-7DBF-46D2-A07B-DE27A07D5B91</text:p>
          </table:table-cell>
          <table:table-cell office:value-type="string" calcext:value-type="string">
            <text:p>D0 Collab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http://www-d0.fnal.gov/</text:p>
          </table:table-cell>
        </table:table-row>
        <table:table-row table:style-name="ro1">
          <table:table-cell office:value-type="string" calcext:value-type="string">
            <text:p>B1543E20-FFD4-4BCF-B2D2-A916B4C37125</text:p>
          </table:table-cell>
          <table:table-cell office:value-type="string" calcext:value-type="string">
            <text:p>Imagineer System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42308B09-A674-4A61-9391-0E6E6A222D31</text:p>
          </table:table-cell>
          <table:table-cell office:value-type="string" calcext:value-type="string">
            <text:p>University of San Andr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ADE4F76-DFAD-4DA1-9FFA-7D6E76B8E83D</text:p>
          </table:table-cell>
          <table:table-cell office:value-type="string" calcext:value-type="string">
            <text:p>Hampshire Technology Centre Trust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http://opencharities.org/charities/294582</text:p>
          </table:table-cell>
        </table:table-row>
        <table:table-row table:style-name="ro1">
          <table:table-cell office:value-type="string" calcext:value-type="string">
            <text:p>074A6D0B-4948-41C4-BC85-4B731B63557E</text:p>
          </table:table-cell>
          <table:table-cell office:value-type="string" calcext:value-type="string">
            <text:p>Australia Telescope National Facil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35629632-8517-45D2-ACE9-6D06C418A4C8</text:p>
          </table:table-cell>
          <table:table-cell office:value-type="string" calcext:value-type="string">
            <text:p>University of Radbou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44E2BDC-D120-4048-9CD3-D106009DFA5D</text:p>
          </table:table-cell>
          <table:table-cell office:value-type="string" calcext:value-type="string">
            <text:p>JPK Instruments A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AB92CC2B-DE25-40A3-99B9-2643E3C6D8FE</text:p>
          </table:table-cell>
          <table:table-cell office:value-type="string" calcext:value-type="string">
            <text:p>Feldec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64CD9B3-7164-4E7E-BFBF-1D2BC0C28A99</text:p>
          </table:table-cell>
          <table:table-cell office:value-type="string" calcext:value-type="string">
            <text:p>ClusterVision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2C8C12E-784B-4FC0-ADDE-9CDBBD24E6DE</text:p>
          </table:table-cell>
          <table:table-cell office:value-type="string" calcext:value-type="string">
            <text:p>Resrch &amp; Innov. in Art &amp; Design(MIRIA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415A0EA-7322-4150-B0D2-22871391FAB5</text:p>
          </table:table-cell>
          <table:table-cell office:value-type="string" calcext:value-type="string">
            <text:p>Virtualware Lab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1416A94D-DE18-4C0C-9644-2B0482C1E7A2</text:p>
          </table:table-cell>
          <table:table-cell office:value-type="string" calcext:value-type="string">
            <text:p>Pultrex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9F600059-D902-4071-8F48-4DB8E165870F</text:p>
          </table:table-cell>
          <table:table-cell office:value-type="string" calcext:value-type="string">
            <text:p>Creighton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6E475B4A-75BA-47B9-9EF0-A05AE82B3050</text:p>
          </table:table-cell>
          <table:table-cell office:value-type="string" calcext:value-type="string">
            <text:p>Department of Physics, University of Oxfor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D19482C-5900-40E6-82E4-F78B5F8F7BBB</text:p>
          </table:table-cell>
          <table:table-cell office:value-type="string" calcext:value-type="string">
            <text:p>Probosci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88083B49-84C9-4550-A738-EAD76E758156</text:p>
          </table:table-cell>
          <table:table-cell office:value-type="string" calcext:value-type="string">
            <text:p>UK Advanced LIGO Project (ALUK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3D41679E-6431-47A4-81FE-F107A83389F9</text:p>
          </table:table-cell>
          <table:table-cell office:value-type="string" calcext:value-type="string">
            <text:p>The Shadow Robot Company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1DFC023D-5B5C-4E7E-98B7-375EA97AACC8</text:p>
          </table:table-cell>
          <table:table-cell office:value-type="string" calcext:value-type="string">
            <text:p>Cambridge Display Technology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A2A5342-C656-4833-8B8D-574BC06B8242</text:p>
          </table:table-cell>
          <table:table-cell office:value-type="string" calcext:value-type="string">
            <text:p>Noko Design Technology Manufacture Lt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0CDBEC5-455C-40B8-8939-1D71A097E75A</text:p>
          </table:table-cell>
          <table:table-cell office:value-type="string" calcext:value-type="string">
            <text:p>Genetics and Genom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3E08EFD-EF1D-41C5-B3CC-8A35D62328BB</text:p>
          </table:table-cell>
          <table:table-cell office:value-type="string" calcext:value-type="string">
            <text:p>The University Hospital of North Staffordshire NHS Tru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825C099-D240-406E-B7C2-49C2BD8D5B47</text:p>
          </table:table-cell>
          <table:table-cell office:value-type="string" calcext:value-type="string">
            <text:p>NER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7EA7A71-8DEB-472A-8C1C-70F9E8CD75FF</text:p>
          </table:table-cell>
          <table:table-cell office:value-type="string" calcext:value-type="string">
            <text:p>Institute for Biomedical Technologies (ITB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E303EDAD-AA94-4901-B748-2AC5DC99B95C</text:p>
          </table:table-cell>
          <table:table-cell office:value-type="string" calcext:value-type="string">
            <text:p>Cardinal Health UK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FF92989-1E8A-4A68-9D4F-26114A151D9B</text:p>
          </table:table-cell>
          <table:table-cell office:value-type="string" calcext:value-type="string">
            <text:p>Sch of Life and Health Scien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B27443AB-176C-45D7-AB34-16915F05799B</text:p>
          </table:table-cell>
          <table:table-cell office:value-type="string" calcext:value-type="string">
            <text:p>Electoral Reform Socie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http://www.electoral-reform.org.uk/</text:p>
          </table:table-cell>
        </table:table-row>
        <table:table-row table:style-name="ro2">
          <table:table-cell office:value-type="string" calcext:value-type="string">
            <text:p>2C054CC6-634C-45BC-9776-B21298B096EC</text:p>
          </table:table-cell>
          <table:table-cell office:value-type="string" calcext:value-type="string">
            <text:p>Ivo Pilar Institu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1AEE652-F226-4AB5-9333-8844F12A8B85</text:p>
          </table:table-cell>
          <table:table-cell office:value-type="string" calcext:value-type="string">
            <text:p>Mobile Acuity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B0F35FB-7677-4548-A132-7C21F33ED0E5</text:p>
          </table:table-cell>
          <table:table-cell office:value-type="string" calcext:value-type="string">
            <text:p>College of Medicine, Swansea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4DD85E65-4516-42F5-AA5E-B48398355866</text:p>
          </table:table-cell>
          <table:table-cell office:value-type="string" calcext:value-type="string">
            <text:p>Solar Capture Technologies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629A3CA-E5FA-4995-8C2F-5B484778D92F</text:p>
          </table:table-cell>
          <table:table-cell office:value-type="string" calcext:value-type="string">
            <text:p>English and Creative Wri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04364448-0E74-4B1E-9223-923FE91E883E</text:p>
          </table:table-cell>
          <table:table-cell office:value-type="string" calcext:value-type="string">
            <text:p>Edinburgh Cancer Research UK Centr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3020C660-48B5-4270-B902-9198FE454E2D</text:p>
          </table:table-cell>
          <table:table-cell office:value-type="string" calcext:value-type="string">
            <text:p>Software Engineering Institu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13978CE-623F-4C4A-96EF-C3D61ADA4305</text:p>
          </table:table-cell>
          <table:table-cell office:value-type="string" calcext:value-type="string">
            <text:p>Vero UK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D69E756-E05D-4EC4-B5B7-9C9F6CABCE6C</text:p>
          </table:table-cell>
          <table:table-cell office:value-type="string" calcext:value-type="string">
            <text:p>Greengineering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6997769-C031-4239-90AB-FED71F6BC41A</text:p>
          </table:table-cell>
          <table:table-cell office:value-type="string" calcext:value-type="string">
            <text:p>Nufarm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3DC5CCA-8844-47A1-A048-3AE5F5587408</text:p>
          </table:table-cell>
          <table:table-cell office:value-type="string" calcext:value-type="string">
            <text:p>Associated British Port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1FC3AD51-3443-4B7C-BFB4-0BC9230C8835</text:p>
          </table:table-cell>
          <table:table-cell office:value-type="string" calcext:value-type="string">
            <text:p>South West Water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4EB3134-A429-4200-889F-CF6CC9497528</text:p>
          </table:table-cell>
          <table:table-cell office:value-type="string" calcext:value-type="string">
            <text:p>Bille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23505A2-2400-4779-A969-28FBDEA97039</text:p>
          </table:table-cell>
          <table:table-cell office:value-type="string" calcext:value-type="string">
            <text:p>COMIT Project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1109E00-EB70-4447-88CC-D965F1EA26FE</text:p>
          </table:table-cell>
          <table:table-cell office:value-type="string" calcext:value-type="string">
            <text:p>RAFT Institu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97D08AB-5E58-41B4-B805-F485AE707B40</text:p>
          </table:table-cell>
          <table:table-cell office:value-type="string" calcext:value-type="string">
            <text:p>Broadband Computer Comp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207C27C-36A9-430C-844C-B58056E87381</text:p>
          </table:table-cell>
          <table:table-cell office:value-type="string" calcext:value-type="string">
            <text:p>Faculty of Media Arts and Socie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8586C4D-A153-4CED-A562-52507D94B9CB</text:p>
          </table:table-cell>
          <table:table-cell office:value-type="string" calcext:value-type="string">
            <text:p>MEPC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7801F008-7C77-45E7-90E9-4345B47D138E</text:p>
          </table:table-cell>
          <table:table-cell office:value-type="string" calcext:value-type="string">
            <text:p>University of Plymo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318BDF62-43D6-4F76-9499-21AD66736521</text:p>
          </table:table-cell>
          <table:table-cell office:value-type="string" calcext:value-type="string">
            <text:p>Victory Housing Tru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rity</text:p>
          </table:table-cell>
          <table:table-cell/>
        </table:table-row>
        <table:table-row table:style-name="ro1">
          <table:table-cell office:value-type="string" calcext:value-type="string">
            <text:p>D44C0525-5EB4-4B7B-868C-348AD9E0DBDA</text:p>
          </table:table-cell>
          <table:table-cell office:value-type="string" calcext:value-type="string">
            <text:p>GETE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B65675D5-9A3E-4379-A928-D9B7875982DE</text:p>
          </table:table-cell>
          <table:table-cell office:value-type="string" calcext:value-type="string">
            <text:p>B/E Aerospace Consumables Management (DORMCO)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CDB68C2B-D0C3-4966-AC16-F21C7CB86FCD</text:p>
          </table:table-cell>
          <table:table-cell office:value-type="string" calcext:value-type="string">
            <text:p>Health Sciences Facul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2ECD2086-8DB4-4833-9C1F-03540A3B759A</text:p>
          </table:table-cell>
          <table:table-cell office:value-type="string" calcext:value-type="string">
            <text:p>ARC Chartered Architect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CD8DFA0-1AF6-49F9-BBB4-F2D620554C02</text:p>
          </table:table-cell>
          <table:table-cell office:value-type="string" calcext:value-type="string">
            <text:p>Inosit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AAD4D43-BD15-432B-9385-2DBD0C65958D</text:p>
          </table:table-cell>
          <table:table-cell office:value-type="string" calcext:value-type="string">
            <text:p>The University of Bat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1233932E-1FB9-454F-B828-3E22298F7F8C</text:p>
          </table:table-cell>
          <table:table-cell office:value-type="string" calcext:value-type="string">
            <text:p>Conducter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425EB61-C766-4D41-9717-074832FBE20A</text:p>
          </table:table-cell>
          <table:table-cell office:value-type="string" calcext:value-type="string">
            <text:p>Peking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F19BCA20-C34C-405F-ABE4-EA4521DB6702</text:p>
          </table:table-cell>
          <table:table-cell office:value-type="string" calcext:value-type="string">
            <text:p>Biomass CHP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0728D360-C3DB-4A5D-BE0C-F2F59D28225D</text:p>
          </table:table-cell>
          <table:table-cell office:value-type="string" calcext:value-type="string">
            <text:p>WM Morrisons Supermarkets PL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4B6D732D-D1E4-4CC1-8ED8-C831EDBA5BED</text:p>
          </table:table-cell>
          <table:table-cell office:value-type="string" calcext:value-type="string">
            <text:p>World Taekwondo Fede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F41FE7A-008E-4F5C-8B52-08B719F5B111</text:p>
          </table:table-cell>
          <table:table-cell office:value-type="string" calcext:value-type="string">
            <text:p>Inst of Education and Public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C120C9AC-B7EB-4982-8695-2839D89116D7</text:p>
          </table:table-cell>
          <table:table-cell office:value-type="string" calcext:value-type="string">
            <text:p>CleverMed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F15DBDC-9A8D-4BFE-9727-5D4271AD6D51</text:p>
          </table:table-cell>
          <table:table-cell office:value-type="string" calcext:value-type="string">
            <text:p>NER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58AB78A2-5EF5-4C3F-8BF3-F159C2537F99</text:p>
          </table:table-cell>
          <table:table-cell office:value-type="string" calcext:value-type="string">
            <text:p>Kenya Fisheries Depart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6E0D81D-81BB-4AFF-91F5-970E3CC0078A</text:p>
          </table:table-cell>
          <table:table-cell office:value-type="string" calcext:value-type="string">
            <text:p>STF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http://www.stfc.ac.uk/home.aspx</text:p>
          </table:table-cell>
        </table:table-row>
        <table:table-row table:style-name="ro1">
          <table:table-cell office:value-type="string" calcext:value-type="string">
            <text:p>75117075-5983-439C-AC00-A65B1D44E196</text:p>
          </table:table-cell>
          <table:table-cell office:value-type="string" calcext:value-type="string">
            <text:p>Dow AgroSciences LL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93480D6-6201-4046-90A0-8CE3CE3F5524</text:p>
          </table:table-cell>
          <table:table-cell office:value-type="string" calcext:value-type="string">
            <text:p>Fermila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9934CE61-CA77-42D8-8BAD-58A33FA3CA38</text:p>
          </table:table-cell>
          <table:table-cell office:value-type="string" calcext:value-type="string">
            <text:p>BP Exploration Operating Company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63F9E716-290D-4F5D-AD87-86E35B55218D</text:p>
          </table:table-cell>
          <table:table-cell office:value-type="string" calcext:value-type="string">
            <text:p>BAE Systems (Operations) Limi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BE39F609-BA29-4337-9D7D-E5B5FB2B29CE</text:p>
          </table:table-cell>
          <table:table-cell office:value-type="string" calcext:value-type="string">
            <text:p>Aptusc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D101616-CA8D-47BE-95E3-A8D7CE62A02B</text:p>
          </table:table-cell>
          <table:table-cell office:value-type="string" calcext:value-type="string">
            <text:p>North West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7129E5B5-6181-49CF-A61D-25E86ABC7111</text:p>
          </table:table-cell>
          <table:table-cell office:value-type="string" calcext:value-type="string">
            <text:p>London Borough Of Newha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21EAAE1F-CFAC-4401-8B88-79615CBB16BC</text:p>
          </table:table-cell>
          <table:table-cell office:value-type="string" calcext:value-type="string">
            <text:p>Sichuan 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0C5443C-E485-497D-A8E3-BFD93BC691A6</text:p>
          </table:table-cell>
          <table:table-cell office:value-type="string" calcext:value-type="string">
            <text:p>INEOS Chlor Vinyl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8E50FEEC-9D6F-4AC6-9591-D0B5E9732151</text:p>
          </table:table-cell>
          <table:table-cell office:value-type="string" calcext:value-type="string">
            <text:p>FNAL - MINO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http://www-numi.fnal.gov/</text:p>
          </table:table-cell>
        </table:table-row>
        <table:table-row table:style-name="ro1">
          <table:table-cell office:value-type="string" calcext:value-type="string">
            <text:p>AA26B467-86B0-4F7A-B873-1BD1F4545850</text:p>
          </table:table-cell>
          <table:table-cell office:value-type="string" calcext:value-type="string">
            <text:p>Chemist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4D9D39DC-00C2-4AEF-B579-929B1C297FD5</text:p>
          </table:table-cell>
          <table:table-cell office:value-type="string" calcext:value-type="string">
            <text:p>TeleMedic Systems Limi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DC1AF304-7C63-4DB0-8D42-37E406C108F9</text:p>
          </table:table-cell>
          <table:table-cell office:value-type="string" calcext:value-type="string">
            <text:p>Dept of Aeronau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/>
        </table:table-row>
        <table:table-row table:style-name="ro1">
          <table:table-cell office:value-type="string" calcext:value-type="string">
            <text:p>89A21280-DE8E-4796-999A-10093EE5E743</text:p>
          </table:table-cell>
          <table:table-cell office:value-type="string" calcext:value-type="string">
            <text:p>Saaten Union UK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FF68525A-5380-4F7E-92D0-0C7AC887D45D</text:p>
          </table:table-cell>
          <table:table-cell office:value-type="string" calcext:value-type="string">
            <text:p>Ipec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314498A9-48A3-473F-B31D-3573EB9A37C4</text:p>
          </table:table-cell>
          <table:table-cell office:value-type="string" calcext:value-type="string">
            <text:p>Food Databanks National Capabi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http://www.ifr.ac.uk/info/science/nc/food-databanks.htm</text:p>
          </table:table-cell>
        </table:table-row>
        <table:table-row table:style-name="ro1">
          <table:table-cell office:value-type="string" calcext:value-type="string">
            <text:p>11F0E831-70C0-4D8F-BE32-430A83896A58</text:p>
          </table:table-cell>
          <table:table-cell office:value-type="string" calcext:value-type="string">
            <text:p>Nokia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  <table:table-row table:style-name="ro1">
          <table:table-cell office:value-type="string" calcext:value-type="string">
            <text:p>500A20F3-3B84-449C-BB91-1BBDFF5D0446</text:p>
          </table:table-cell>
          <table:table-cell office:value-type="string" calcext:value-type="string">
            <text:p>Quorum Logistics Support L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7:59:34.807217000</dc:date>
    <meta:generator>LibreOffice/4.1.2.3$MacOSX_x86 LibreOffice_project/40b2d7fde7e8d2d7bc5a449dc65df4d08a7dd38</meta:generator>
    <meta:editing-duration>PT8M59S</meta:editing-duration>
    <meta:editing-cycles>2</meta:editing-cycles>
    <meta:document-statistic meta:table-count="1" meta:cell-count="427" meta:object-count="0"/>
  </office:meta>
</office:document-meta>
</file>